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color="#999999" officeooo:rsid="0014ad54" officeooo:paragraph-rsid="0014ad54" fo:background-color="transparent"/>
    </style:style>
    <style:style style:name="P2" style:family="paragraph" style:parent-style-name="Footer">
      <style:text-properties fo:color="#999999" officeooo:rsid="0014ad54" officeooo:paragraph-rsid="0014ad54" fo:background-color="transparent"/>
    </style:style>
    <style:style style:name="P3" style:family="paragraph" style:parent-style-name="Standard">
      <style:text-properties officeooo:rsid="00137f2e" officeooo:paragraph-rsid="00137f2e"/>
    </style:style>
    <style:style style:name="P4" style:family="paragraph" style:parent-style-name="Standard">
      <style:text-properties officeooo:rsid="00137f2e" officeooo:paragraph-rsid="00137f2e" fo:background-color="#808080"/>
    </style:style>
    <style:style style:name="P5" style:family="paragraph" style:parent-style-name="Standard">
      <style:paragraph-properties fo:text-align="center" style:justify-single-word="false"/>
      <style:text-properties style:font-name="Century Schoolbook L" fo:font-size="19pt" fo:font-weight="bold" officeooo:rsid="00137f2e" officeooo:paragraph-rsid="00137f2e" style:font-size-asian="19pt" style:font-weight-asian="bold" style:font-size-complex="19pt" style:font-weight-complex="bold"/>
    </style:style>
    <style:style style:name="P6" style:family="paragraph" style:parent-style-name="Standard" style:master-page-name="">
      <style:paragraph-properties fo:margin-left="0cm" fo:margin-right="0cm" fo:text-indent="1.3cm" style:auto-text-indent="false" style:page-number="auto"/>
      <style:text-properties officeooo:rsid="00137f2e" officeooo:paragraph-rsid="00137f2e"/>
    </style:style>
    <style:style style:name="P7" style:family="paragraph" style:parent-style-name="Standard">
      <style:paragraph-properties fo:margin-left="0cm" fo:margin-right="0cm" fo:text-indent="1.3cm" style:auto-text-indent="false"/>
      <style:text-properties officeooo:rsid="00137f2e" officeooo:paragraph-rsid="00137f2e"/>
    </style:style>
    <style:style style:name="P8" style:family="paragraph" style:parent-style-name="Standard">
      <style:paragraph-properties fo:margin-left="0cm" fo:margin-right="0cm" fo:text-indent="1.3cm" style:auto-text-indent="false"/>
      <style:text-properties officeooo:rsid="00137f2e" officeooo:paragraph-rsid="00137f2e" fo:background-color="#808080"/>
    </style:style>
    <style:style style:name="P9" style:family="paragraph" style:parent-style-name="Standard" style:list-style-name="L1">
      <style:text-properties officeooo:rsid="00137f2e" officeooo:paragraph-rsid="00137f2e"/>
    </style:style>
    <style:style style:name="P10" style:family="paragraph" style:parent-style-name="Standard" style:list-style-name="L2">
      <style:text-properties officeooo:rsid="00137f2e" officeooo:paragraph-rsid="00137f2e"/>
    </style:style>
    <style:style style:name="P11" style:family="paragraph" style:parent-style-name="Standard" style:list-style-name="L3">
      <style:text-properties officeooo:rsid="00137f2e" officeooo:paragraph-rsid="00137f2e"/>
    </style:style>
    <style:style style:name="P12" style:family="paragraph" style:parent-style-name="Standard">
      <style:text-properties officeooo:rsid="00137f2e" officeooo:paragraph-rsid="00137f2e"/>
    </style:style>
    <style:style style:name="P13" style:family="paragraph" style:parent-style-name="Standard">
      <style:text-properties fo:color="#808080" officeooo:rsid="00137f2e" officeooo:paragraph-rsid="00137f2e"/>
    </style:style>
    <style:style style:name="P14" style:family="paragraph" style:parent-style-name="Standard" style:list-style-name="L4">
      <style:text-properties style:use-window-font-color="true" officeooo:rsid="00137f2e" officeooo:paragraph-rsid="00137f2e"/>
    </style:style>
    <style:style style:name="P15" style:family="paragraph" style:parent-style-name="Standard">
      <style:text-properties style:use-window-font-color="true" officeooo:rsid="00137f2e" officeooo:paragraph-rsid="00137f2e"/>
    </style:style>
    <style:style style:name="P16" style:family="paragraph" style:parent-style-name="Standard" style:list-style-name="L5">
      <style:text-properties officeooo:rsid="00137f2e" officeooo:paragraph-rsid="00137f2e" fo:background-color="transparent"/>
    </style:style>
    <style:style style:name="T1" style:family="text">
      <style:text-properties fo:color="#808080"/>
    </style:style>
    <style:style style:name="T2" style:family="text">
      <style:text-properties style:use-window-font-color="true"/>
    </style:style>
    <style:style style:name="T3" style:family="text">
      <style:text-properties officeooo:rsid="0014ad54"/>
    </style:style>
    <style:style style:name="T4" style:family="text">
      <style:text-properties officeooo:rsid="00155d2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SP8266 WiFi Module and Node-R<text:span text:style-name="T3">ED</text:span></text:p>
      <text:p text:style-name="P3"/>
      <text:p text:style-name="P3">Aim: Configuring <text:span text:style-name="T3">N</text:span>ode-<text:span text:style-name="T3">RED </text:span>via the <text:span text:style-name="T3">HTTP</text:span> request node to make requests to the wifi module in order to obtain the pin values from the wifi module and display it on the debug tab.</text:p>
      <text:p text:style-name="P3"/>
      <text:p text:style-name="P3">Requirements:</text:p>
      <text:p text:style-name="P3"/>
      <text:list xml:id="list8404823634603202556" text:style-name="L1">
        <text:list-item>
          <text:p text:style-name="P9">SparkFun ESP8266 Thing <text:s text:c="3"/><text:span text:style-name="T1">//configured to act as a web server</text:span></text:p>
        </text:list-item>
        <text:list-item>
          <text:p text:style-name="P9">Node-RED</text:p>
        </text:list-item>
      </text:list>
      <text:p text:style-name="P3"/>
      <text:p text:style-name="P3">Working:</text:p>
      <text:p text:style-name="P3"/>
      <text:list xml:id="list7381147011984312040" text:style-name="L2">
        <text:list-item>
          <text:p text:style-name="P10">Connect the pre-configured wifi module to the nework in use. The green LED should stay on.</text:p>
        </text:list-item>
        <text:list-item>
          <text:p text:style-name="P10">Connect the device (hosting node-red) to the same network.</text:p>
        </text:list-item>
        <text:list-item>
          <text:p text:style-name="P10">Start note red on the host device.</text:p>
        </text:list-item>
        <text:list-item>
          <text:p text:style-name="P10">Go to your node-red startup page (localhost:1880) and create the following flow.</text:p>
        </text:list-item>
      </text:list>
      <text:p text:style-name="P3"/>
      <text:p text:style-name="P3">Flow:</text:p>
      <text:p text:style-name="P3"><text:s/></text:p>
      <text:list xml:id="list6184220374363786410" text:style-name="L3">
        <text:list-item>
          <text:p text:style-name="P11">Configure the http request node as follows:</text:p>
        </text:list-item>
      </text:list>
      <text:p text:style-name="P3"><text:s text:c="12"/>Method : GET</text:p>
      <text:p text:style-name="P3"><text:s text:c="12"/>URL: <text:a xlink:type="simple" xlink:href="http://IP/read">http://IP/read</text:a> <text:s text:c="44"/></text:p>
      <text:p text:style-name="P13"><text:s text:c="12"/>//IP is the ip address of the wifi module (view confiruing wifi module documentation)</text:p>
      <text:p text:style-name="P3"><text:span text:style-name="T1"><text:s text:c="12"/></text:span><text:span text:style-name="T2">Return: a UTF-8 string</text:span></text:p>
      <text:p text:style-name="P3"/>
      <text:list xml:id="list2186134669678038874" text:style-name="L4">
        <text:list-item>
          <text:p text:style-name="P14">The above request would return a string with the pin values in it. We would then have to parse the string to obtain the values. The parsing is done in the function node. The below example is to parse the analog pin <text:s/>and digital pin 12 of the wifi module. Other pins can be parsed similarly.</text:p>
        </text:list-item>
      </text:list>
      <text:p text:style-name="P3"/>
      <text:p text:style-name="P15"><text:s text:c="12"/>Sample response from wifi module:</text:p>
      <text:p text:style-name="P3"/>
      <text:p text:style-name="P3"/>
      <text:p text:style-name="P3"><text:s text:c="11"/><text:span text:style-name="T4">Analog Pin = 1023</text:span></text:p>
      <text:p text:style-name="P3"><text:s text:c="11"/><text:span text:style-name="T4">Digital Pin = 1</text:span></text:p>
      <text:p text:style-name="P3"/>
      <text:p text:style-name="P6">The above response can be parsed by using the following function node:</text:p>
      <text:p text:style-name="P7"/>
      <text:p text:style-name="P7"/>
      <text:p text:style-name="P8">var Analog = msg.payload.split("Analog Pin =")[1].split("&lt;")[0];</text:p>
      <text:p text:style-name="P8">var Digital = msg.payload.split("Digital Pin 12 =")[1].split("&lt;")[0];</text:p>
      <text:p text:style-name="P8">msg.payload <text:s/>= "Analog Value:" + Analog+ '\n\n\n' +"Digital Value:" + Digital;</text:p>
      <text:p text:style-name="P8">return msg</text:p>
      <text:p text:style-name="P4"/>
      <text:list xml:id="list6013764643315653744" text:style-name="L5">
        <text:list-item>
          <text:p text:style-name="P16">The msg.payload now contains the analog and the digital values, which can be printed by a simple debug no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officeooo:rsid="0014ad54" officeooo:paragraph-rsid="0014ad54" fo:background-color="transparent"/>
    </style:style>
    <style:style style:name="MP2" style:family="paragraph" style:parent-style-name="Footer">
      <style:text-properties fo:color="#999999" officeooo:rsid="0014ad54" officeooo:paragraph-rsid="0014ad54" fo:background-color="transparen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ocumentation</text:p>
      </style:header>
      <style:footer>
        <text:p text:style-name="MP2">Siddhartha Aror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1T16:35:24.549307059</meta:creation-date>
    <dc:date>2015-08-07T12:05:41.098060976</dc:date>
    <meta:editing-duration>PT2M48S</meta:editing-duration>
    <meta:editing-cycles>2</meta:editing-cycles>
    <meta:generator>LibreOffice/4.2.6.3$Linux_X86_64 LibreOffice_project/420m0$Build-3</meta:generator>
    <meta:document-statistic meta:table-count="0" meta:image-count="0" meta:object-count="0" meta:page-count="1" meta:paragraph-count="29" meta:word-count="264" meta:character-count="1665" meta:non-whitespace-character-count="1305"/>
  </office:meta>
</office:document-meta>
</file>